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3.598cm"/>
    </style:style>
    <style:style style:name="co4" style:family="table-column">
      <style:table-column-properties fo:break-before="auto" style:column-width="3.545cm"/>
    </style:style>
    <style:style style:name="co5" style:family="table-column">
      <style:table-column-properties fo:break-before="auto" style:column-width="2.18cm"/>
    </style:style>
    <style:style style:name="co6" style:family="table-column">
      <style:table-column-properties fo:break-before="auto" style:column-width="1.924cm"/>
    </style:style>
    <style:style style:name="co7" style:family="table-column">
      <style:table-column-properties fo:break-before="auto" style:column-width="3.083cm"/>
    </style:style>
    <style:style style:name="co8" style:family="table-column">
      <style:table-column-properties fo:break-before="auto" style:column-width="6.683cm"/>
    </style:style>
    <style:style style:name="co9" style:family="table-column">
      <style:table-column-properties fo:break-before="auto" style:column-width="3.519cm"/>
    </style:style>
    <style:style style:name="co10" style:family="table-column">
      <style:table-column-properties fo:break-before="auto" style:column-width="2.925cm"/>
    </style:style>
    <style:style style:name="co11" style:family="table-column">
      <style:table-column-properties fo:break-before="auto" style:column-width="3.341cm"/>
    </style:style>
    <style:style style:name="co12" style:family="table-column">
      <style:table-column-properties fo:break-before="auto" style:column-width="1.6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725cm" fo:break-before="auto" style:use-optimal-row-height="false"/>
    </style:style>
    <style:style style:name="ro4" style:family="table-row">
      <style:table-row-properties style:row-height="0.718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55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961cm" fo:break-before="auto" style:use-optimal-row-height="false"/>
    </style:style>
    <style:style style:name="ro10" style:family="table-row">
      <style:table-row-properties style:row-height="0.771cm" fo:break-before="auto" style:use-optimal-row-height="false"/>
    </style:style>
    <style:style style:name="ro11" style:family="table-row">
      <style:table-row-properties style:row-height="0.702cm" fo:break-before="auto" style:use-optimal-row-height="fals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0.679cm" fo:break-before="auto" style:use-optimal-row-height="false"/>
    </style:style>
    <style:style style:name="ro14" style:family="table-row">
      <style:table-row-properties style:row-height="0.591cm" fo:break-before="auto" style:use-optimal-row-height="false"/>
    </style:style>
    <style:style style:name="ro15" style:family="table-row">
      <style:table-row-properties style:row-height="0.526cm" fo:break-before="auto" style:use-optimal-row-height="false"/>
    </style:style>
    <style:style style:name="ro16" style:family="table-row">
      <style:table-row-properties style:row-height="0.639cm" fo:break-before="auto" style:use-optimal-row-height="false"/>
    </style:style>
    <style:style style:name="ro17" style:family="table-row">
      <style:table-row-properties style:row-height="0.683cm" fo:break-before="auto" style:use-optimal-row-height="false"/>
    </style:style>
    <style:style style:name="ro18" style:family="table-row">
      <style:table-row-properties style:row-height="0.483cm" fo:break-before="auto" style:use-optimal-row-height="false"/>
    </style:style>
    <style:style style:name="ro19" style:family="table-row">
      <style:table-row-properties style:row-height="0.616cm" fo:break-before="auto" style:use-optimal-row-height="false"/>
    </style:style>
    <style:style style:name="ta1" style:family="table" style:master-page-name="PageStyle_5f_Blatt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0.06pt solid #000000"/>
      <style:paragraph-properties fo:text-align="end" fo:margin-left="0cm"/>
    </style:style>
    <style:style style:name="ce8" style:family="table-cell" style:parent-style-name="Default">
      <style:table-cell-properties fo:background-color="transparent" style:rotation-align="none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style:rotation-align="none"/>
      <style:paragraph-properties fo:text-align="end" fo:margin-left="0cm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status="enable"/>
      </table:calculation-settings>
      <table:table table:name="Blatt 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18"/>
        <table:table-column table:style-name="co11" table:default-cell-style-name="ce6"/>
        <table:table-column table:style-name="co2" table:number-columns-repeated="243" table:default-cell-style-name="ce6"/>
        <table:table-column table:style-name="co12" table:number-columns-repeated="768" table:default-cell-style-name="ce6"/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7.3" calcext:value-type="float">
            <text:p>7.3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.8" calcext:value-type="float">
            <text:p>10.8</text:p>
          </table:table-cell>
          <table:table-cell table:style-name="ce9" office:value-type="float" office:value="4" calcext:value-type="float">
            <text:p>4</text:p>
          </table:table-cell>
          <table:table-cell table:style-name="Default"/>
          <table:table-cell table:style-name="ce10"/>
          <table:table-cell table:style-name="ce13"/>
          <table:table-cell table:style-name="ce14"/>
          <table:table-cell table:style-name="ce17"/>
          <table:table-cell table:style-name="ce14" table:number-columns-repeated="244"/>
          <table:table-cell table:number-columns-repeated="768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7.3" calcext:value-type="float">
            <text:p>7.3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.8" calcext:value-type="float">
            <text:p>10.8</text:p>
          </table:table-cell>
          <table:table-cell table:style-name="ce9" office:value-type="float" office:value="4" calcext:value-type="float">
            <text:p>4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7.3" calcext:value-type="float">
            <text:p>7.3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.8" calcext:value-type="float">
            <text:p>10.8</text:p>
          </table:table-cell>
          <table:table-cell table:style-name="ce9" office:value-type="float" office:value="4" calcext:value-type="float">
            <text:p>4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7.3" calcext:value-type="float">
            <text:p>7.3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.8" calcext:value-type="float">
            <text:p>10.8</text:p>
          </table:table-cell>
          <table:table-cell table:style-name="ce9" office:value-type="float" office:value="4" calcext:value-type="float">
            <text:p>4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7.3" calcext:value-type="float">
            <text:p>7.3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.8" calcext:value-type="float">
            <text:p>10.8</text:p>
          </table:table-cell>
          <table:table-cell table:style-name="ce9" office:value-type="float" office:value="4" calcext:value-type="float">
            <text:p>4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.5" calcext:value-type="float">
            <text:p>10.5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.5" calcext:value-type="float">
            <text:p>10.5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.5" calcext:value-type="float">
            <text:p>10.5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.5" calcext:value-type="float">
            <text:p>10.5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.5" calcext:value-type="float">
            <text:p>10.5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28.3" calcext:value-type="float">
            <text:p>28.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.2" calcext:value-type="float">
            <text:p>27.2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28.3" calcext:value-type="float">
            <text:p>28.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.2" calcext:value-type="float">
            <text:p>27.2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28.3" calcext:value-type="float">
            <text:p>28.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.2" calcext:value-type="float">
            <text:p>27.2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28.3" calcext:value-type="float">
            <text:p>28.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.2" calcext:value-type="float">
            <text:p>27.2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28.3" calcext:value-type="float">
            <text:p>28.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.2" calcext:value-type="float">
            <text:p>27.2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2" office:value-type="float" office:value="24.5" calcext:value-type="float">
            <text:p>24.5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2" calcext:value-type="float">
            <text:p>2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7.3" calcext:value-type="float">
            <text:p>17.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5"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6"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3.5" calcext:value-type="float">
            <text:p>23.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6" calcext:value-type="float">
            <text:p>6</text:p>
          </table:table-cell>
          <table:table-cell table:style-name="ce1" table:formula="of:=[.C26]+23" office:value-type="float" office:value="52" calcext:value-type="float">
            <text:p>5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.6" calcext:value-type="float">
            <text:p>5.6</text:p>
          </table:table-cell>
          <table:table-cell table:style-name="ce9" office:value-type="float" office:value="6" calcext:value-type="float">
            <text:p>6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9.7" calcext:value-type="float">
            <text:p>9.7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7">
          <table:table-cell table:style-name="ce1" office:value-type="float" office:value="9.7" calcext:value-type="float">
            <text:p>9.7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8">
          <table:table-cell table:style-name="ce1" office:value-type="float" office:value="9.7" calcext:value-type="float">
            <text:p>9.7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8">
          <table:table-cell table:style-name="ce1" office:value-type="float" office:value="9.7" calcext:value-type="float">
            <text:p>9.7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8">
          <table:table-cell table:style-name="ce1" office:value-type="float" office:value="9.7" calcext:value-type="float">
            <text:p>9.7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8">
          <table:table-cell table:style-name="ce1" office:value-type="float" office:value="2.7" calcext:value-type="float">
            <text:p>2.7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2" calcext:value-type="float">
            <text:p>1.2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8">
          <table:table-cell table:style-name="ce1" office:value-type="float" office:value="2.7" calcext:value-type="float">
            <text:p>2.7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2" calcext:value-type="float">
            <text:p>1.2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2.7" calcext:value-type="float">
            <text:p>2.7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2" calcext:value-type="float">
            <text:p>1.2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2.7" calcext:value-type="float">
            <text:p>2.7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2" calcext:value-type="float">
            <text:p>1.2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2.7" calcext:value-type="float">
            <text:p>2.7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2" calcext:value-type="float">
            <text:p>1.2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14.2" calcext:value-type="float">
            <text:p>14.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.79" calcext:value-type="float">
            <text:p>5.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.9" calcext:value-type="float">
            <text:p>13.9</text:p>
          </table:table-cell>
          <table:table-cell table:style-name="ce9" office:value-type="float" office:value="9" calcext:value-type="float">
            <text:p>9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9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.5" calcext:value-type="float">
            <text:p>18.5</text:p>
          </table:table-cell>
          <table:table-cell table:style-name="ce10" office:value-type="float" office:value="5" calcext:value-type="float">
            <text:p>5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10"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15.8" calcext:value-type="float">
            <text:p>15.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8">
          <table:table-cell table:style-name="ce1" office:value-type="float" office:value="4" calcext:value-type="float">
            <text:p>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10"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8"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8"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8"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8"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8">
          <table:table-cell table:style-name="ce1" office:value-type="float" office:value="2.2" calcext:value-type="float">
            <text:p>2.2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8">
          <table:table-cell table:style-name="ce1" office:value-type="float" office:value="2.2" calcext:value-type="float">
            <text:p>2.2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8">
          <table:table-cell table:style-name="ce1" office:value-type="float" office:value="2.2" calcext:value-type="float">
            <text:p>2.2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8">
          <table:table-cell table:style-name="ce1" office:value-type="float" office:value="2.2" calcext:value-type="float">
            <text:p>2.2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8">
          <table:table-cell table:style-name="ce1" office:value-type="float" office:value="2.2" calcext:value-type="float">
            <text:p>2.2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8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8"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8" calcext:value-type="float">
            <text:p>8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5" calcext:value-type="float">
            <text:p>7.5</text:p>
          </table:table-cell>
          <table:table-cell table:style-name="ce10" office:value-type="float" office:value="10" calcext:value-type="float">
            <text:p>10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9.8" calcext:value-type="float">
            <text:p>19.8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5" calcext:value-type="float">
            <text:p>2.5</text:p>
          </table:table-cell>
          <table:table-cell table:style-name="ce9" office:value-type="float" office:value="5" calcext:value-type="float">
            <text:p>5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11"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9.8" calcext:value-type="float">
            <text:p>19.8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5" calcext:value-type="float">
            <text:p>2.5</text:p>
          </table:table-cell>
          <table:table-cell table:style-name="ce9" office:value-type="float" office:value="5" calcext:value-type="float">
            <text:p>5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12"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9.8" calcext:value-type="float">
            <text:p>19.8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5" calcext:value-type="float">
            <text:p>2.5</text:p>
          </table:table-cell>
          <table:table-cell table:style-name="ce9" office:value-type="float" office:value="5" calcext:value-type="float">
            <text:p>5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12"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9.8" calcext:value-type="float">
            <text:p>19.8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5" calcext:value-type="float">
            <text:p>2.5</text:p>
          </table:table-cell>
          <table:table-cell table:style-name="ce9" office:value-type="float" office:value="5" calcext:value-type="float">
            <text:p>5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12"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9.8" calcext:value-type="float">
            <text:p>19.8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5" calcext:value-type="float">
            <text:p>2.5</text:p>
          </table:table-cell>
          <table:table-cell table:style-name="ce9" office:value-type="float" office:value="5" calcext:value-type="float">
            <text:p>5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1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.6" calcext:value-type="float">
            <text:p>15.6</text:p>
          </table:table-cell>
          <table:table-cell table:style-name="ce9" office:value-type="float" office:value="4" calcext:value-type="float">
            <text:p>4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12"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24.5" calcext:value-type="float">
            <text:p>24.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8"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24.5" calcext:value-type="float">
            <text:p>24.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Default"/>
          <table:table-cell table:style-name="ce10"/>
          <table:table-cell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24.5" calcext:value-type="float">
            <text:p>24.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24.5" calcext:value-type="float">
            <text:p>24.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24.5" calcext:value-type="float">
            <text:p>24.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.3" calcext:value-type="float">
            <text:p>4.3</text:p>
          </table:table-cell>
          <table:table-cell table:style-name="ce9" office:value-type="float" office:value="5" calcext:value-type="float">
            <text:p>5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3" office:value-type="float" office:value="29" calcext:value-type="float">
            <text:p>29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string" calcext:value-type="string">
            <text:p>6.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11" office:value-type="float" office:value="2" calcext:value-type="float">
            <text:p>2</text:p>
          </table:table-cell>
          <table:table-cell table:style-name="Default"/>
          <table:table-cell table:style-name="ce11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Default"/>
          <table:table-cell table:style-name="ce11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8"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Default"/>
          <table:table-cell table:style-name="ce11"/>
          <table:table-cell table:style-name="ce15"/>
          <table:table-cell table:style-name="ce16"/>
          <table:table-cell table:style-name="ce15" table:number-columns-repeated="3"/>
          <table:table-cell table:style-name="ce16" table:number-columns-repeated="242"/>
          <table:table-cell table:style-name="ce8" table:number-columns-repeated="768"/>
        </table:table-row>
        <table:table-row table:style-name="ro8"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.5" calcext:value-type="float">
            <text:p>29.5</text:p>
          </table:table-cell>
          <table:table-cell table:style-name="ce12" office:value-type="float" office:value="2" calcext:value-type="float">
            <text:p>2</text:p>
          </table:table-cell>
          <table:table-cell table:style-name="Default"/>
          <table:table-cell table:style-name="ce11"/>
          <table:table-cell table:style-name="ce15"/>
          <table:table-cell table:style-name="ce16"/>
          <table:table-cell table:style-name="ce15" table:number-columns-repeated="3"/>
          <table:table-cell table:style-name="ce16" table:number-columns-repeated="242"/>
          <table:table-cell table:style-name="ce8" table:number-columns-repeated="768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Default"/>
          <table:table-cell table:style-name="ce11"/>
          <table:table-cell table:style-name="ce15"/>
          <table:table-cell table:style-name="ce16"/>
          <table:table-cell table:style-name="ce15" table:number-columns-repeated="3"/>
          <table:table-cell table:style-name="ce16" table:number-columns-repeated="242"/>
          <table:table-cell table:style-name="ce8" table:number-columns-repeated="768"/>
        </table:table-row>
        <table:table-row table:style-name="ro8">
          <table:table-cell table:style-name="ce1" office:value-type="float" office:value="4.3" calcext:value-type="float">
            <text:p>4.3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ce15"/>
          <table:table-cell table:style-name="ce16"/>
          <table:table-cell table:style-name="ce15" table:number-columns-repeated="3"/>
          <table:table-cell table:style-name="ce16" table:number-columns-repeated="242"/>
          <table:table-cell table:style-name="ce8" table:number-columns-repeated="768"/>
        </table:table-row>
        <table:table-row table:style-name="ro8">
          <table:table-cell table:style-name="ce1" office:value-type="float" office:value="4.3" calcext:value-type="float">
            <text:p>4.3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ce15"/>
          <table:table-cell table:style-name="ce16"/>
          <table:table-cell table:style-name="ce15" table:number-columns-repeated="3"/>
          <table:table-cell table:style-name="ce16" table:number-columns-repeated="242"/>
          <table:table-cell table:style-name="ce8" table:number-columns-repeated="768"/>
        </table:table-row>
        <table:table-row table:style-name="ro8">
          <table:table-cell table:style-name="ce1" office:value-type="float" office:value="4.3" calcext:value-type="float">
            <text:p>4.3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8">
          <table:table-cell table:style-name="ce1" office:value-type="float" office:value="4.3" calcext:value-type="float">
            <text:p>4.3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8">
          <table:table-cell table:style-name="ce1" office:value-type="float" office:value="4.3" calcext:value-type="float">
            <text:p>4.3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8"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Default"/>
          <table:table-cell table:style-name="ce11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8"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045" calcext:value-type="float">
            <text:p>0.0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5" calcext:value-type="float">
            <text:p>4.5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045" calcext:value-type="float">
            <text:p>0.0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5" calcext:value-type="float">
            <text:p>4.5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ce15"/>
          <table:table-cell table:style-name="ce16"/>
          <table:table-cell table:style-name="ce15" table:number-columns-repeated="3"/>
          <table:table-cell table:style-name="ce16" table:number-columns-repeated="242"/>
          <table:table-cell table:style-name="ce8" table:number-columns-repeated="768"/>
        </table:table-row>
        <table:table-row table:style-name="ro4"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045" calcext:value-type="float">
            <text:p>0.0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5" calcext:value-type="float">
            <text:p>4.5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045" calcext:value-type="float">
            <text:p>0.0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5" calcext:value-type="float">
            <text:p>4.5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045" calcext:value-type="float">
            <text:p>0.0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5" calcext:value-type="float">
            <text:p>4.5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4.5" calcext:value-type="float">
            <text:p>24.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Default"/>
          <table:table-cell table:style-name="ce11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Default"/>
          <table:table-cell table:style-name="ce11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13"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11.5" calcext:value-type="float">
            <text:p>11.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Default"/>
          <table:table-cell table:style-name="ce11"/>
          <table:table-cell table:style-name="ce15"/>
          <table:table-cell table:style-name="ce16"/>
          <table:table-cell table:style-name="ce15" table:number-columns-repeated="3"/>
          <table:table-cell table:style-name="ce16" table:number-columns-repeated="242"/>
          <table:table-cell table:style-name="ce8" table:number-columns-repeated="768"/>
        </table:table-row>
        <table:table-row table:style-name="ro14">
          <table:table-cell table:style-name="ce2" office:value-type="float" office:value="16" calcext:value-type="float">
            <text:p>16</text:p>
          </table:table-cell>
          <table:table-cell table:style-name="ce2" office:value-type="float" office:value="5.2" calcext:value-type="float">
            <text:p>5.2</text:p>
          </table:table-cell>
          <table:table-cell table:style-name="ce7" office:value-type="float" office:value="5.2" calcext:value-type="float">
            <text:p>5.2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5" calcext:value-type="float">
            <text:p>9.5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ce15"/>
          <table:table-cell table:style-name="ce16"/>
          <table:table-cell table:style-name="ce15" table:number-columns-repeated="3"/>
          <table:table-cell table:style-name="ce16" table:number-columns-repeated="242"/>
          <table:table-cell table:style-name="ce8" table:number-columns-repeated="768"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2" office:value-type="float" office:value="5.2" calcext:value-type="float">
            <text:p>5.2</text:p>
          </table:table-cell>
          <table:table-cell table:style-name="ce7" office:value-type="float" office:value="5.2" calcext:value-type="float">
            <text:p>5.2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5" calcext:value-type="float">
            <text:p>9.5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ce15"/>
          <table:table-cell table:style-name="ce16"/>
          <table:table-cell table:style-name="ce15" table:number-columns-repeated="3"/>
          <table:table-cell table:style-name="ce16" table:number-columns-repeated="242"/>
          <table:table-cell table:style-name="ce8" table:number-columns-repeated="768"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2" office:value-type="float" office:value="5.2" calcext:value-type="float">
            <text:p>5.2</text:p>
          </table:table-cell>
          <table:table-cell table:style-name="ce7" office:value-type="float" office:value="5.2" calcext:value-type="float">
            <text:p>5.2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5" calcext:value-type="float">
            <text:p>9.5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2" office:value-type="float" office:value="5.2" calcext:value-type="float">
            <text:p>5.2</text:p>
          </table:table-cell>
          <table:table-cell table:style-name="ce7" office:value-type="float" office:value="5.2" calcext:value-type="float">
            <text:p>5.2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5" calcext:value-type="float">
            <text:p>9.5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2" office:value-type="float" office:value="5.2" calcext:value-type="float">
            <text:p>5.2</text:p>
          </table:table-cell>
          <table:table-cell table:style-name="ce7" office:value-type="float" office:value="5.2" calcext:value-type="float">
            <text:p>5.2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5" calcext:value-type="float">
            <text:p>9.5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5" calcext:value-type="float">
            <text:p>1.5</text:p>
          </table:table-cell>
          <table:table-cell table:style-name="ce11" office:value-type="float" office:value="8" calcext:value-type="float">
            <text:p>8</text:p>
          </table:table-cell>
          <table:table-cell table:style-name="Default"/>
          <table:table-cell table:style-name="ce11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5.5" calcext:value-type="float">
            <text:p>15.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Default"/>
          <table:table-cell table:style-name="ce11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4" office:value-type="float" office:value="23.5" calcext:value-type="float">
            <text:p>23.5</text:p>
          </table:table-cell>
          <table:table-cell table:style-name="ce4" office:value-type="float" office:value="33.5" calcext:value-type="float">
            <text:p>33.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style-name="Default"/>
          <table:table-cell table:style-name="ce11"/>
          <table:table-cell table:style-name="ce8"/>
          <table:table-cell table:style-name="ce16"/>
          <table:table-cell table:style-name="ce15" table:number-columns-repeated="3"/>
          <table:table-cell table:style-name="ce16" table:number-columns-repeated="242"/>
          <table:table-cell table:style-name="ce8" table:number-columns-repeated="768"/>
        </table:table-row>
        <table:table-row table:style-name="ro8"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5.5" calcext:value-type="float">
            <text:p>25.5</text:p>
          </table:table-cell>
          <table:table-cell table:style-name="ce4" office:value-type="float" office:value="0.054" calcext:value-type="float">
            <text:p>0.05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4" calcext:value-type="float">
            <text:p>3.4</text:p>
          </table:table-cell>
          <table:table-cell table:style-name="ce12" office:value-type="float" office:value="5" calcext:value-type="float">
            <text:p>5</text:p>
          </table:table-cell>
          <table:table-cell table:style-name="Default"/>
          <table:table-cell table:style-name="ce11"/>
          <table:table-cell table:style-name="ce15"/>
          <table:table-cell table:style-name="ce16"/>
          <table:table-cell table:style-name="ce15" table:number-columns-repeated="3"/>
          <table:table-cell table:style-name="ce16" table:number-columns-repeated="242"/>
          <table:table-cell table:style-name="ce8" table:number-columns-repeated="768"/>
        </table:table-row>
        <table:table-row table:style-name="ro15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7.5" calcext:value-type="float">
            <text:p>17.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.5" calcext:value-type="float">
            <text:p>8.5</text:p>
          </table:table-cell>
          <table:table-cell table:style-name="ce12" office:value-type="float" office:value="8" calcext:value-type="float">
            <text:p>8</text:p>
          </table:table-cell>
          <table:table-cell table:style-name="Default"/>
          <table:table-cell table:style-name="ce11"/>
          <table:table-cell table:style-name="ce15"/>
          <table:table-cell table:style-name="ce16"/>
          <table:table-cell table:style-name="ce15" table:number-columns-repeated="3"/>
          <table:table-cell table:style-name="ce16" table:number-columns-repeated="242"/>
          <table:table-cell table:style-name="ce8" table:number-columns-repeated="768"/>
        </table:table-row>
        <table:table-row table:style-name="ro8"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ce15"/>
          <table:table-cell table:style-name="ce16"/>
          <table:table-cell table:style-name="ce15" table:number-columns-repeated="3"/>
          <table:table-cell table:style-name="ce16" table:number-columns-repeated="242"/>
          <table:table-cell table:style-name="ce8" table:number-columns-repeated="768"/>
        </table:table-row>
        <table:table-row table:style-name="ro4"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ce16" table:number-columns-repeated="2"/>
          <table:table-cell table:style-name="ce15" table:number-columns-repeated="3"/>
          <table:table-cell table:style-name="ce16" table:number-columns-repeated="242"/>
          <table:table-cell table:style-name="ce8" table:number-columns-repeated="768"/>
        </table:table-row>
        <table:table-row table:style-name="ro4"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.2" calcext:value-type="float">
            <text:p>1.2</text:p>
          </table:table-cell>
          <table:table-cell table:style-name="ce12" office:value-type="float" office:value="4" calcext:value-type="float">
            <text:p>4</text:p>
          </table:table-cell>
          <table:table-cell table:style-name="Default"/>
          <table:table-cell table:style-name="ce11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6.5" calcext:value-type="float">
            <text:p>16.5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.8" calcext:value-type="float">
            <text:p>20.8</text:p>
          </table:table-cell>
          <table:table-cell table:style-name="ce12" office:value-type="float" office:value="8" calcext:value-type="float">
            <text:p>8</text:p>
          </table:table-cell>
          <table:table-cell table:style-name="Default"/>
          <table:table-cell table:style-name="ce11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16"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11.5" calcext:value-type="float">
            <text:p>11.5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ce8"/>
          <table:table-cell table:style-name="ce16"/>
          <table:table-cell table:style-name="ce15" table:number-columns-repeated="3"/>
          <table:table-cell table:style-name="ce16" table:number-columns-repeated="242"/>
          <table:table-cell table:style-name="ce8" table:number-columns-repeated="768"/>
        </table:table-row>
        <table:table-row table:style-name="ro4"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11.5" calcext:value-type="float">
            <text:p>11.5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ce15"/>
          <table:table-cell table:style-name="ce16"/>
          <table:table-cell table:style-name="ce15" table:number-columns-repeated="3"/>
          <table:table-cell table:style-name="ce16" table:number-columns-repeated="242"/>
          <table:table-cell table:style-name="ce8" table:number-columns-repeated="768"/>
        </table:table-row>
        <table:table-row table:style-name="ro4"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11.5" calcext:value-type="float">
            <text:p>11.5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11.5" calcext:value-type="float">
            <text:p>11.5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11.5" calcext:value-type="float">
            <text:p>11.5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4" office:value-type="float" office:value="14.5" calcext:value-type="float">
            <text:p>14.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float" office:value="5" calcext:value-type="float">
            <text:p>5</text:p>
          </table:table-cell>
          <table:table-cell table:style-name="Default"/>
          <table:table-cell table:style-name="ce11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2.5" calcext:value-type="float">
            <text:p>22.5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17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2.5" calcext:value-type="float">
            <text:p>22.5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ce15"/>
          <table:table-cell table:style-name="ce16"/>
          <table:table-cell table:style-name="ce15" table:number-columns-repeated="3"/>
          <table:table-cell table:style-name="ce16" table:number-columns-repeated="242"/>
          <table:table-cell table:style-name="ce8" table:number-columns-repeated="768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2.5" calcext:value-type="float">
            <text:p>22.5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2.5" calcext:value-type="float">
            <text:p>22.5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2.5" calcext:value-type="float">
            <text:p>22.5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9" office:value-type="float" office:value="8" calcext:value-type="float">
            <text:p>8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7.5" calcext:value-type="float">
            <text:p>37.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Default"/>
          <table:table-cell table:style-name="ce11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Default"/>
          <table:table-cell table:style-name="ce11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4" office:value-type="float" office:value="2.3" calcext:value-type="float">
            <text:p>2.3</text:p>
          </table:table-cell>
          <table:table-cell table:number-columns-repeated="2" table:style-name="ce4" office:value-type="float" office:value="26" calcext:value-type="float">
            <text:p>2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Default"/>
          <table:table-cell table:style-name="ce11"/>
          <table:table-cell table:style-name="ce15"/>
          <table:table-cell table:style-name="ce16"/>
          <table:table-cell table:style-name="ce15" table:number-columns-repeated="3"/>
          <table:table-cell table:style-name="ce16" table:number-columns-repeated="242"/>
          <table:table-cell table:style-name="ce8" table:number-columns-repeated="768"/>
        </table:table-row>
        <table:table-row table:style-name="ro4">
          <table:table-cell table:style-name="ce4" office:value-type="float" office:value="24.1" calcext:value-type="float">
            <text:p>24.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4" calcext:value-type="float">
            <text:p>4</text:p>
          </table:table-cell>
          <table:table-cell table:style-name="Default"/>
          <table:table-cell table:style-name="ce11"/>
          <table:table-cell table:style-name="ce15"/>
          <table:table-cell table:style-name="ce16"/>
          <table:table-cell table:style-name="ce15" table:number-columns-repeated="3"/>
          <table:table-cell table:style-name="ce16" table:number-columns-repeated="242"/>
          <table:table-cell table:style-name="ce8" table:number-columns-repeated="768"/>
        </table:table-row>
        <table:table-row table:style-name="ro4"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16.5" calcext:value-type="float">
            <text:p>16.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5" calcext:value-type="float">
            <text:p>7.5</text:p>
          </table:table-cell>
          <table:table-cell table:style-name="ce12" office:value-type="float" office:value="4" calcext:value-type="float">
            <text:p>4</text:p>
          </table:table-cell>
          <table:table-cell table:style-name="Default"/>
          <table:table-cell table:style-name="ce11"/>
          <table:table-cell table:style-name="ce15"/>
          <table:table-cell table:style-name="ce16"/>
          <table:table-cell table:style-name="ce15" table:number-columns-repeated="3"/>
          <table:table-cell table:style-name="ce16" table:number-columns-repeated="242"/>
          <table:table-cell table:style-name="ce8" table:number-columns-repeated="768"/>
        </table:table-row>
        <table:table-row table:style-name="ro4">
          <table:table-cell table:style-name="ce3" office:value-type="float" office:value="24.5" calcext:value-type="float">
            <text:p>24.5</text:p>
          </table:table-cell>
          <table:table-cell table:number-columns-repeated="2" table:style-name="ce3" office:value-type="float" office:value="6.4" calcext:value-type="float">
            <text:p>6.4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/>
          <table:table-cell table:style-name="ce15"/>
          <table:table-cell table:style-name="ce16"/>
          <table:table-cell table:style-name="ce15" table:number-columns-repeated="3"/>
          <table:table-cell table:style-name="ce16" table:number-columns-repeated="242"/>
          <table:table-cell table:style-name="ce8" table:number-columns-repeated="768"/>
        </table:table-row>
        <table:table-row table:style-name="ro4">
          <table:table-cell table:style-name="ce1" office:value-type="float" office:value="9.5" calcext:value-type="float">
            <text:p>9.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ce15"/>
          <table:table-cell table:style-name="ce16"/>
          <table:table-cell table:style-name="ce15" table:number-columns-repeated="3"/>
          <table:table-cell table:style-name="ce16" table:number-columns-repeated="242"/>
          <table:table-cell table:style-name="ce8" table:number-columns-repeated="768"/>
        </table:table-row>
        <table:table-row table:style-name="ro8">
          <table:table-cell table:style-name="ce1" office:value-type="float" office:value="9.5" calcext:value-type="float">
            <text:p>9.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ce8"/>
          <table:table-cell table:style-name="ce16"/>
          <table:table-cell table:style-name="ce15" table:number-columns-repeated="3"/>
          <table:table-cell table:style-name="ce16" table:number-columns-repeated="242"/>
          <table:table-cell table:style-name="ce8" table:number-columns-repeated="768"/>
        </table:table-row>
        <table:table-row table:style-name="ro8">
          <table:table-cell table:style-name="ce1" office:value-type="float" office:value="9.5" calcext:value-type="float">
            <text:p>9.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8">
          <table:table-cell table:style-name="ce1" office:value-type="float" office:value="9.5" calcext:value-type="float">
            <text:p>9.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8">
          <table:table-cell table:style-name="ce1" office:value-type="float" office:value="9.5" calcext:value-type="float">
            <text:p>9.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8">
          <table:table-cell table:style-name="ce4" office:value-type="float" office:value="19.5" calcext:value-type="float">
            <text:p>19.5</text:p>
          </table:table-cell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style-name="ce12" office:value-type="float" office:value="4" calcext:value-type="float">
            <text:p>4</text:p>
          </table:table-cell>
          <table:table-cell table:style-name="Default"/>
          <table:table-cell table:style-name="ce11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8"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7.5" calcext:value-type="float">
            <text:p>7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.2" calcext:value-type="float">
            <text:p>10.2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ce14" table:number-columns-repeated="2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4"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7.5" calcext:value-type="float">
            <text:p>7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.2" calcext:value-type="float">
            <text:p>10.2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ce15"/>
          <table:table-cell table:style-name="ce16"/>
          <table:table-cell table:style-name="ce15" table:number-columns-repeated="3"/>
          <table:table-cell table:style-name="ce16" table:number-columns-repeated="242"/>
          <table:table-cell table:style-name="ce8" table:number-columns-repeated="768"/>
        </table:table-row>
        <table:table-row table:style-name="ro8"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7.5" calcext:value-type="float">
            <text:p>7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.2" calcext:value-type="float">
            <text:p>10.2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8"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7.5" calcext:value-type="float">
            <text:p>7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.2" calcext:value-type="float">
            <text:p>10.2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8"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7.5" calcext:value-type="float">
            <text:p>7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.2" calcext:value-type="float">
            <text:p>10.2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8">
          <table:table-cell table:style-name="ce4" office:value-type="float" office:value="1" calcext:value-type="float">
            <text:p>1</text:p>
          </table:table-cell>
          <table:table-cell table:style-name="ce4" office:value-type="float" office:value="9.5" calcext:value-type="float">
            <text:p>9.5</text:p>
          </table:table-cell>
          <table:table-cell table:style-name="ce4" office:value-type="float" office:value="17.7" calcext:value-type="float">
            <text:p>17.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Default"/>
          <table:table-cell table:style-name="ce11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8">
          <table:table-cell table:style-name="ce4" office:value-type="float" office:value="12" calcext:value-type="float">
            <text:p>1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Default"/>
          <table:table-cell table:style-name="ce11"/>
          <table:table-cell table:style-name="Default"/>
          <table:table-cell table:style-name="ce14"/>
          <table:table-cell table:style-name="Default" table:number-columns-repeated="3"/>
          <table:table-cell table:style-name="ce14" table:number-columns-repeated="242"/>
          <table:table-cell table:number-columns-repeated="768"/>
        </table:table-row>
        <table:table-row table:style-name="ro18"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Default"/>
          <table:table-cell table:style-name="ce11"/>
          <table:table-cell table:style-name="ce15"/>
          <table:table-cell table:style-name="ce16"/>
          <table:table-cell table:style-name="ce15" table:number-columns-repeated="3"/>
          <table:table-cell table:style-name="ce16" table:number-columns-repeated="242"/>
          <table:table-cell table:style-name="ce8" table:number-columns-repeated="768"/>
        </table:table-row>
        <table:table-row table:style-name="ro8">
          <table:table-cell table:style-name="Default" table:number-columns-repeated="9"/>
          <table:table-cell table:style-name="ce16" table:number-columns-repeated="2"/>
          <table:table-cell table:style-name="ce15" table:number-columns-repeated="3"/>
          <table:table-cell table:style-name="ce16" table:number-columns-repeated="242"/>
          <table:table-cell table:style-name="ce8" table:number-columns-repeated="768"/>
        </table:table-row>
        <table:table-row table:style-name="ro4">
          <table:table-cell table:style-name="Default" table:number-columns-repeated="9"/>
          <table:table-cell table:style-name="ce16" table:number-columns-repeated="2"/>
          <table:table-cell table:style-name="ce15" table:number-columns-repeated="3"/>
          <table:table-cell table:style-name="ce16" table:number-columns-repeated="242"/>
          <table:table-cell table:style-name="ce8" table:number-columns-repeated="768"/>
        </table:table-row>
        <table:table-row table:style-name="ro4">
          <table:table-cell table:style-name="Default" table:number-columns-repeated="1024"/>
        </table:table-row>
        <table:table-row table:style-name="ro8">
          <table:table-cell table:style-name="Default" table:number-columns-repeated="1024"/>
        </table:table-row>
        <table:table-row table:style-name="ro4">
          <table:table-cell table:style-name="Default" table:number-columns-repeated="1024"/>
        </table:table-row>
        <table:table-row table:style-name="ro19">
          <table:table-cell table:style-name="Default" table:number-columns-repeated="1024"/>
        </table:table-row>
        <table:table-row table:style-name="ro4">
          <table:table-cell table:style-name="Default" table:number-columns-repeated="1024"/>
        </table:table-row>
        <table:table-row table:style-name="ro8">
          <table:table-cell table:style-name="Default" table:number-columns-repeated="1024"/>
        </table:table-row>
        <table:table-row table:style-name="ro4" table:number-rows-repeated="2">
          <table:table-cell table:style-name="Default" table:number-columns-repeated="1024"/>
        </table:table-row>
        <table:table-row table:style-name="ro8">
          <table:table-cell table:style-name="Default" table:number-columns-repeated="1024"/>
        </table:table-row>
        <table:table-row table:style-name="ro8">
          <table:table-cell table:number-columns-repeated="1024"/>
        </table:table-row>
        <table:table-row table:style-name="ro4">
          <table:table-cell table:style-name="Default" table:number-columns-repeated="1024"/>
        </table:table-row>
        <table:table-row table:style-name="ro8" table:number-rows-repeated="104842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expression table:name="_xlnm.Print_Area" table:base-cell-address="$'Blatt 1'.$A$1" table:expression="#REF!"/>
          <table:named-expression table:name="_xlnm.Sheet_Title" table:base-cell-address="$'Blatt 1'.$A$1" table:expression="&quot;Blatt 1&quot;"/>
          <table:named-range table:name="_xlnm._FilterDatabase" table:base-cell-address="$'Blatt 1'.$A$1" table:cell-range-address="$'Blatt 1'.$A$1:.$G$73"/>
          <table:named-range table:name="_xlnm._FilterDatabase_0" table:base-cell-address="$'Blatt 1'.$A$1" table:cell-range-address="$'Blatt 1'.$A$1:.$G$73"/>
          <table:named-range table:name="_xlnm._FilterDatabase_0_0" table:base-cell-address="$'Blatt 1'.$A$1" table:cell-range-address="$'Blatt 1'.$A$1:.$G$73"/>
          <table:named-range table:name="_xlnm._FilterDatabase_0_0_0" table:base-cell-address="$'Blatt 1'.$A$1" table:cell-range-address="$'Blatt 1'.$A$1:.$G$73"/>
          <table:named-range table:name="_xlnm._FilterDatabase_0_0_0_0" table:base-cell-address="$'Blatt 1'.$A$1" table:cell-range-address="$'Blatt 1'.$A$1:.$G$73"/>
          <table:named-range table:name="_xlnm._FilterDatabase_0_0_0_0_0" table:base-cell-address="$'Blatt 1'.$A$1" table:cell-range-address="$'Blatt 1'.$A$1:.$G$73"/>
        </table:named-expressions>
      </table:table>
      <table:named-expressions/>
      <table:database-ranges>
        <table:database-range table:name="__Anonymous_Sheet_DB__0" table:target-range-address="'Blatt 1'.A1:'Blatt 1'.G73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scientific-number number:decimal-places="1" number:min-integer-digits="1" number:min-exponent-digits="1"/>
    </number:number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7P0"/>
    </number:currency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de" number:country="DE">
      <loext:fill-character> </loext:fill-character>
      <number:text>-    </number:text>
    </number:number-style>
    <number:text-style style:name="N10126" number:language="de" number:country="DE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1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2" style:volatile="true" number:language="de" number:country="DE">
      <loext:fill-character> </loext:fill-character>
      <number:text>- € </number:text>
    </number:number-style>
    <number:text-style style:name="N10129" number:language="de" number:country="DE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2P1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2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5P1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2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21P0"/>
    </number:currency-style>
    <number:currency-style style:name="N2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22P0"/>
    </number:currency-style>
    <number:currency-style style:name="N2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24P0"/>
    </number:currency-style>
    <number:currency-style style:name="N2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25P0"/>
    </number:currency-style>
    <number:date-style style:name="N20126" number:language="en" number:country="US">
      <number:month/>
      <number:text>/</number:text>
      <number:day/>
      <number:text>/</number:text>
      <number:year number:style="long"/>
    </number:date-style>
    <number:date-style style:name="N20127" number:language="en" number:country="US">
      <number:day/>
      <number:text>-</number:text>
      <number:month number:textual="true"/>
      <number:text>-</number:text>
      <number:year/>
    </number:date-style>
    <number:date-style style:name="N20128" number:language="en" number:country="US">
      <number:day/>
      <number:text>-</number:text>
      <number:month number:textual="true"/>
    </number:date-style>
    <number:date-style style:name="N20129" number:language="en" number:country="US">
      <number:month number:textual="true"/>
      <number:text>-</number:text>
      <number:year/>
    </number:date-style>
    <number:time-style style:name="N20130" number:language="en" number:country="US">
      <number:hours/>
      <number:text>:</number:text>
      <number:minutes number:style="long"/>
      <number:text> </number:text>
      <number:am-pm/>
    </number:time-style>
    <number:time-style style:name="N2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</number:time-style>
    <number:time-style style:name="N2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6P0" style:volatile="true" number:language="en" number:country="US">
      <number:number number:decimal-places="0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0136P0"/>
    </number:number-style>
    <number:number-style style:name="N20138P0" style:volatile="true" number:language="en" number:country="US">
      <number:number number:decimal-places="2" number:min-integer-digits="1" number:grouping="true"/>
      <number:text> </number:text>
    </number:number-style>
    <number:number-style style:name="N2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0138P0"/>
    </number:number-style>
    <number:number-style style:name="N2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2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0142P2" style:volatile="true" number:language="en" number:country="US">
      <loext:fill-character> </loext:fill-character>
      <number:text>- </number:text>
    </number:number-style>
    <number:text-style style:name="N20142" number:language="en" number:country="US"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2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0146P2" style:volatile="true" number:language="en" number:country="US">
      <number:currency-symbol/>
      <loext:fill-character> </loext:fill-character>
      <number:text>- </number:text>
    </number:currency-style>
    <number:text-style style:name="N20146" number:language="en" number:country="US">
      <number:text-content/>
      <number:text> </number:text>
      <style:map style:condition="value()&gt;0" style:apply-style-name="N20146P0"/>
      <style:map style:condition="value()&lt;0" style:apply-style-name="N20146P1"/>
      <style:map style:condition="value()=0" style:apply-style-name="N20146P2"/>
    </number:text-style>
    <number:number-style style:name="N2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2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2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20150" number:language="en" number:country="US">
      <number:text-content/>
      <number:text> </number:text>
      <style:map style:condition="value()&gt;0" style:apply-style-name="N20150P0"/>
      <style:map style:condition="value()&lt;0" style:apply-style-name="N20150P1"/>
      <style:map style:condition="value()=0" style:apply-style-name="N20150P2"/>
    </number:text-style>
    <number:currency-style style:name="N2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0154" number:language="en" number:country="US">
      <number:text-content/>
      <number:text> </number:text>
      <style:map style:condition="value()&gt;0" style:apply-style-name="N20154P0"/>
      <style:map style:condition="value()&lt;0" style:apply-style-name="N20154P1"/>
      <style:map style:condition="value()=0" style:apply-style-name="N2015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ial Unicode MS" style:font-family-asian="'Arial Unicode MS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54cm" fo:margin-bottom="2.54cm" fo:margin-left="1.905cm" fo:margin-right="1.905cm" style:print-page-order="ttb" style:first-page-number="continue" style:scale-to="5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 style:data-style-name="N2" text:time-value="12:27:47.64673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tt_20_1" style:display-name="PageStyle_Blat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de-DE</dc:language>
    <dc:date>2017-04-11T12:28:18.885372000</dc:date>
    <meta:editing-cycles>56</meta:editing-cycles>
    <meta:editing-duration>PT2H51M18S</meta:editing-duration>
    <meta:generator>LibreOffice/4.2.8.2$MacOSX_x86 LibreOffice_project/48d50dbfc06349262c9d50868e5c1f630a573ebd</meta:generator>
    <meta:print-date>2016-12-13T12:47:51.046769000</meta:print-date>
    <meta:document-statistic meta:table-count="1" meta:cell-count="938" meta:object-count="0"/>
  </office:meta>
</office:document-meta>
</file>